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8-15" calcext:value-type="date">
            <text:p>15/08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9-15" calcext:value-type="date">
            <text:p>15/09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17]-[.F17]" office:value-type="float" office:value="190" calcext:value-type="float">
            <text:p>19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7])" office:value-type="float" office:value="190" calcext:value-type="float">
            <text:p>19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37.874967609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10-01">00/00/0000</text:date></text:span><text:span text:style-name="MT6"><text:s/>- </text:span><text:span text:style-name="MT6"><text:time style:data-style-name="N2" text:time-value="10:56:37.876322087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37.87990726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38.271297838</dc:date>
    <dc:language>pt-PT</dc:language>
    <meta:editing-cycles>689</meta:editing-cycles>
    <meta:editing-duration>PT21H23M28S</meta:editing-duration>
    <meta:document-statistic meta:table-count="1" meta:cell-count="123" meta:object-count="0"/>
    <meta:user-defined meta:name="Info 0"/>
    <meta:user-defined meta:name="Info 1"/>
    <meta:user-defined meta:name="Info 2"/>
    <meta:user-defined meta:name="Info 3"/>
  </office:meta>
</office:document-meta>
</file>